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2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Telefone</text:p>
          </table:table-cell>
          <table:table-cell table:style-name="ce1" office:value-type="string">
            <text:p>CNPJ</text:p>
          </table:table-cell>
          <table:table-cell table:number-columns-repeated="1020"/>
        </table:table-row>
        <table:table-row table:style-name="ro1">
          <table:table-cell office:value-type="string">
            <text:p>Armazém do Granel</text:p>
          </table:table-cell>
          <table:table-cell office:value-type="string">
            <text:p>Av. Protásio Alves, 2746 - Petrópolis, Porto Alegre - RS, 90410-006, Brazil</text:p>
          </table:table-cell>
          <table:table-cell office:value-type="string">
            <text:p>(51) 3276-8353</text:p>
          </table:table-cell>
          <table:table-cell office:value-type="string">
            <text:p>Erro na consulta</text:p>
          </table:table-cell>
          <table:table-cell table:number-columns-repeated="1020"/>
        </table:table-row>
        <table:table-row table:style-name="ro1">
          <table:table-cell office:value-type="string">
            <text:p>Armazém dos Alimentos Orgânicos &amp; Agroecológicos - Naturinga</text:p>
          </table:table-cell>
          <table:table-cell office:value-type="string">
            <text:p>R. Corypheu de Azevedo Marques, 292 - Vila Santo Antonio, Maringá - PR, 87030-250, Brazil</text:p>
          </table:table-cell>
          <table:table-cell office:value-type="string">
            <text:p>(44) 99944-3183</text:p>
          </table:table-cell>
          <table:table-cell office:value-type="string">
            <text:p>Erro na consulta</text:p>
          </table:table-cell>
          <table:table-cell table:number-columns-repeated="1020"/>
        </table:table-row>
        <table:table-row table:style-name="ro1">
          <table:table-cell office:value-type="string">
            <text:p>Armazém dos Anjos Produtos Naturais</text:p>
          </table:table-cell>
          <table:table-cell office:value-type="string">
            <text:p>Av. Pedro Taques, 1456 - Zona 03, Maringá - PR, 87030-000, Brazil</text:p>
          </table:table-cell>
          <table:table-cell office:value-type="string">
            <text:p>(44) 3263-7687</text:p>
          </table:table-cell>
          <table:table-cell office:value-type="string">
            <text:p>Erro na consulta</text:p>
          </table:table-cell>
          <table:table-cell table:number-columns-repeated="1020"/>
        </table:table-row>
        <table:table-row table:style-name="ro1">
          <table:table-cell office:value-type="string">
            <text:p>Armazém e Empório Adolpho Lisboa</text:p>
          </table:table-cell>
          <table:table-cell office:value-type="string">
            <text:p>Rua Rocha dos Santos, 59 - Centro, Manaus - AM, 69005-060, Brazil</text:p>
          </table:table-cell>
          <table:table-cell office:value-type="string">
            <text:p>(92) 3083-9043</text:p>
          </table:table-cell>
          <table:table-cell office:value-type="string">
            <text:p>Erro na consulta</text:p>
          </table:table-cell>
          <table:table-cell table:number-columns-repeated="1020"/>
        </table:table-row>
        <table:table-row table:style-name="ro1">
          <table:table-cell office:value-type="string">
            <text:p>Armazém e Grãos - Produtos Naturais</text:p>
          </table:table-cell>
          <table:table-cell office:value-type="string">
            <text:p>Galeria Vila Nova - Av. Pedro Paes Azevedo, 784 - Sl 1 - Grageru, Aracaju - SE, 49025-570, Brazil</text:p>
          </table:table-cell>
          <table:table-cell office:value-type="string">
            <text:p>(79) 99839-0342</text:p>
          </table:table-cell>
          <table:table-cell office:value-type="string">
            <text:p>Erro na consulta</text:p>
          </table:table-cell>
          <table:table-cell table:number-columns-repeated="1020"/>
        </table:table-row>
        <table:table-row table:style-name="ro1">
          <table:table-cell office:value-type="string">
            <text:p>Armazém Fazenda Produtos Naturais</text:p>
          </table:table-cell>
          <table:table-cell office:value-type="string">
            <text:p>Av. Anacé, 779 - Jardim Umarizal, São Paulo - SP, 05755-090, Brazil</text:p>
          </table:table-cell>
          <table:table-cell office:value-type="string">
            <text:p>(11) 2389-3938</text:p>
          </table:table-cell>
          <table:table-cell office:value-type="string">
            <text:p>Erro na consulta</text:p>
          </table:table-cell>
          <table:table-cell table:number-columns-repeated="1020"/>
        </table:table-row>
        <table:table-row table:style-name="ro1">
          <table:table-cell office:value-type="string">
            <text:p>Armazém Fazenda Produtos Naturais</text:p>
          </table:table-cell>
          <table:table-cell office:value-type="string">
            <text:p>Estr. do Campo Limpo, 2900 - Vila Prel, São Paulo - SP, 05777-001, Brazil</text:p>
          </table:table-cell>
          <table:table-cell office:value-type="string">
            <text:p>(11) 5181-3351</text:p>
          </table:table-cell>
          <table:table-cell office:value-type="string">
            <text:p>Erro na consulta</text:p>
          </table:table-cell>
          <table:table-cell table:number-columns-repeated="1020"/>
        </table:table-row>
        <table:table-row table:style-name="ro1">
          <table:table-cell office:value-type="string">
            <text:p>Armazém Fit Store | Imperatriz</text:p>
          </table:table-cell>
          <table:table-cell office:value-type="string">
            <text:p>R. Alagoas, 704 - Juçara, Imperatriz - MA, 65919-170, Brazil</text:p>
          </table:table-cell>
          <table:table-cell office:value-type="string">
            <text:p>(99) 98112-5086</text:p>
          </table:table-cell>
          <table:table-cell office:value-type="string">
            <text:p>Erro na consulta</text:p>
          </table:table-cell>
          <table:table-cell table:number-columns-repeated="1020"/>
        </table:table-row>
        <table:table-row table:style-name="ro1">
          <table:table-cell office:value-type="string">
            <text:p>Armazém Fit Store Santarém | Alimentação Saudável | Suplementos | Produtos Naturais</text:p>
          </table:table-cell>
          <table:table-cell office:value-type="string">
            <text:p>Av. Mendonça Furtado, 1457 - Santa Clara, Santarém - PA, 68005-100, Brazil</text:p>
          </table:table-cell>
          <table:table-cell office:value-type="string">
            <text:p>(93) 99186-5244</text:p>
          </table:table-cell>
          <table:table-cell office:value-type="string">
            <text:p>Erro na consulta</text:p>
          </table:table-cell>
          <table:table-cell table:number-columns-repeated="1020"/>
        </table:table-row>
        <table:table-row table:style-name="ro1">
          <table:table-cell office:value-type="string">
            <text:p>Armazém Grão Mestre - Naturais e Orgânicos</text:p>
          </table:table-cell>
          <table:table-cell office:value-type="string">
            <text:p>Rodovia Dr. Antônio Luiz Moura Gonzaga, 2975 - Rio Tavares, Florianópolis - SC, 88048-300, Brazil</text:p>
          </table:table-cell>
          <table:table-cell office:value-type="string">
            <text:p>(48) 99699-1586</text:p>
          </table:table-cell>
          <table:table-cell office:value-type="string">
            <text:p>Erro na consulta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09">09/12/2024</text:date>, <text:time>23:13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09T23:13:58.70</dc:date>
    <dc:creator>fernando hocevar</dc:creator>
    <meta:document-statistic meta:table-count="1" meta:cell-count="44" meta:object-count="0"/>
    <meta:generator>OpenOffice/4.1.15$Win32 OpenOffice.org_project/4115m2$Build-9813</meta:generator>
  </office:meta>
</office:document-meta>
</file>